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extbody" style:master-page-name="MP0" style:list-style-name="LFO1" style:family="paragraph">
      <style:paragraph-properties fo:break-before="page" fo:margin-bottom="0.0395in" fo:line-height="150%"/>
    </style:style>
    <style:style style:name="P2" style:parent-style-name="Textbody" style:list-style-name="LFO1" style:family="paragraph">
      <style:paragraph-properties fo:margin-bottom="0.0395in" fo:line-height="150%"/>
    </style:style>
    <style:style style:name="P3" style:parent-style-name="Textbody" style:list-style-name="LFO1" style:family="paragraph">
      <style:paragraph-properties fo:margin-bottom="0.0395in" fo:line-height="150%"/>
    </style:style>
    <style:style style:name="P4" style:parent-style-name="Textbody" style:list-style-name="LFO1" style:family="paragraph">
      <style:paragraph-properties fo:margin-bottom="0.0395in" fo:line-height="150%"/>
    </style:style>
    <style:style style:name="P5" style:parent-style-name="Textbody" style:list-style-name="LFO1" style:family="paragraph">
      <style:paragraph-properties fo:margin-bottom="0.0395in" fo:line-height="150%"/>
    </style:style>
    <style:style style:name="P6" style:parent-style-name="Textbody" style:list-style-name="LFO1" style:family="paragraph">
      <style:paragraph-properties fo:margin-bottom="0.0395in" fo:line-height="150%"/>
    </style:style>
    <style:style style:name="P7" style:parent-style-name="Textbody" style:list-style-name="LFO1" style:family="paragraph">
      <style:paragraph-properties fo:margin-bottom="0.0395in" fo:line-height="150%"/>
    </style:style>
    <style:style style:name="P8" style:parent-style-name="Textbody" style:list-style-name="LFO1" style:family="paragraph">
      <style:paragraph-properties fo:margin-bottom="0.0395in" fo:line-height="150%"/>
    </style:style>
    <style:style style:name="P9" style:parent-style-name="Textbody" style:list-style-name="LFO1" style:family="paragraph">
      <style:paragraph-properties fo:margin-bottom="0.0395in" fo:line-height="150%"/>
    </style:style>
    <style:style style:name="P10" style:parent-style-name="Textbody" style:list-style-name="LFO1" style:family="paragraph">
      <style:paragraph-properties fo:margin-bottom="0.0395in" fo:line-height="150%"/>
    </style:style>
    <style:style style:name="P11" style:parent-style-name="Textbody" style:list-style-name="LFO1" style:family="paragraph">
      <style:paragraph-properties fo:margin-bottom="0.0395in" fo:line-height="150%"/>
    </style:style>
    <style:style style:name="P12" style:parent-style-name="Textbody" style:list-style-name="LFO1" style:family="paragraph">
      <style:paragraph-properties fo:margin-bottom="0.0395in" fo:line-height="150%"/>
    </style:style>
    <style:style style:name="P13" style:parent-style-name="Textbody" style:list-style-name="LFO1" style:family="paragraph">
      <style:paragraph-properties fo:margin-bottom="0.0395in" fo:line-height="150%"/>
    </style:style>
    <style:style style:name="P14" style:parent-style-name="Textbody" style:list-style-name="LFO1" style:family="paragraph">
      <style:paragraph-properties fo:margin-bottom="0.0395in" fo:line-height="150%"/>
    </style:style>
    <style:style style:name="P15" style:parent-style-name="Textbody" style:list-style-name="LFO1" style:family="paragraph">
      <style:paragraph-properties fo:margin-bottom="0.0395in" fo:line-height="150%"/>
    </style:style>
    <style:style style:name="P16" style:parent-style-name="Textbody" style:list-style-name="LFO1" style:family="paragraph">
      <style:paragraph-properties fo:margin-bottom="0.0395in" fo:line-height="150%"/>
    </style:style>
    <style:style style:name="P17" style:parent-style-name="Textbody" style:list-style-name="LFO1" style:family="paragraph">
      <style:paragraph-properties fo:margin-bottom="0.0395in" fo:line-height="150%"/>
    </style:style>
    <style:style style:name="P18" style:parent-style-name="Textbody" style:list-style-name="LFO1" style:family="paragraph">
      <style:paragraph-properties fo:margin-bottom="0.0395in" fo:line-height="150%"/>
    </style:style>
    <style:style style:name="P19" style:parent-style-name="Textbody" style:list-style-name="LFO1" style:family="paragraph">
      <style:paragraph-properties fo:margin-bottom="0.0395in" fo:line-height="150%"/>
    </style:style>
    <style:style style:name="P20" style:parent-style-name="Textbody" style:list-style-name="LFO1" style:family="paragraph">
      <style:paragraph-properties fo:margin-bottom="0.0395in" fo:line-height="150%"/>
    </style:style>
    <style:style style:name="P21" style:parent-style-name="Textbody" style:list-style-name="LFO1" style:family="paragraph">
      <style:paragraph-properties fo:margin-bottom="0.0395in" fo:line-height="150%"/>
    </style:style>
    <style:style style:name="P22" style:parent-style-name="Textbody" style:list-style-name="LFO1" style:family="paragraph">
      <style:paragraph-properties fo:margin-bottom="0.0395in" fo:line-height="150%"/>
    </style:style>
    <style:style style:name="P23" style:parent-style-name="Textbody" style:list-style-name="LFO1" style:family="paragraph">
      <style:paragraph-properties fo:margin-bottom="0.0395in" fo:line-height="150%"/>
    </style:style>
    <style:style style:name="P24" style:parent-style-name="Textbody" style:list-style-name="LFO1" style:family="paragraph">
      <style:paragraph-properties fo:margin-bottom="0.0395in" fo:line-height="150%"/>
    </style:style>
    <style:style style:name="P25" style:parent-style-name="Textbody" style:list-style-name="LFO1" style:family="paragraph">
      <style:paragraph-properties fo:margin-bottom="0.0395in" fo:line-height="150%"/>
    </style:style>
    <style:style style:name="P26" style:parent-style-name="Textbody" style:list-style-name="LFO1" style:family="paragraph">
      <style:paragraph-properties fo:margin-bottom="0.0395in" fo:line-height="150%"/>
    </style:style>
    <style:style style:name="P27" style:parent-style-name="Textbody" style:list-style-name="LFO1" style:family="paragraph">
      <style:paragraph-properties fo:margin-bottom="0.0395in" fo:line-height="150%"/>
    </style:style>
    <style:style style:name="P28" style:parent-style-name="Textbody" style:list-style-name="LFO1" style:family="paragraph">
      <style:paragraph-properties fo:margin-bottom="0.0395in" fo:line-height="150%"/>
    </style:style>
    <style:style style:name="P29" style:parent-style-name="Textbody" style:list-style-name="LFO1" style:family="paragraph">
      <style:paragraph-properties fo:margin-bottom="0.0395in" fo:line-height="150%"/>
    </style:style>
    <style:style style:name="P30" style:parent-style-name="Textbody" style:list-style-name="LFO1" style:family="paragraph">
      <style:paragraph-properties fo:margin-bottom="0.0395in" fo:line-height="150%"/>
    </style:style>
    <style:style style:name="P31" style:parent-style-name="Textbody" style:list-style-name="LFO1" style:family="paragraph">
      <style:paragraph-properties fo:margin-bottom="0.0395in" fo:line-height="150%"/>
    </style:style>
    <style:style style:name="P32" style:parent-style-name="Textbody" style:list-style-name="LFO1" style:family="paragraph">
      <style:paragraph-properties fo:margin-bottom="0.0395in" fo:line-height="150%"/>
    </style:style>
    <style:style style:name="P33" style:parent-style-name="Textbody" style:list-style-name="LFO1" style:family="paragraph">
      <style:paragraph-properties fo:margin-bottom="0.0395in" fo:line-height="150%"/>
    </style:style>
    <style:style style:name="P34" style:parent-style-name="Textbody" style:list-style-name="LFO1" style:family="paragraph">
      <style:paragraph-properties fo:margin-bottom="0.0395in" fo:line-height="150%"/>
    </style:style>
    <style:style style:name="P35" style:parent-style-name="Textbody" style:list-style-name="LFO1" style:family="paragraph">
      <style:paragraph-properties fo:margin-bottom="0.0395in" fo:line-height="150%"/>
    </style:style>
    <style:style style:name="P36" style:parent-style-name="Textbody" style:list-style-name="LFO1" style:family="paragraph">
      <style:paragraph-properties fo:margin-bottom="0.0395in" fo:line-height="150%"/>
    </style:style>
  </office:automatic-styles>
  <office:body>
    <office:text text:use-soft-page-breaks="true">
      <text:list text:style-name="LFO1" text:continue-numbering="true">
        <text:list-item>
          <text:p text:style-name="P1">Research questions</text:p>
          <text:list text:continue-numbering="true">
            <text:list-item>
              <text:p text:style-name="P2">This section states the questions that the study aims to answer and their rationale. It should contain:</text:p>
              <text:list text:continue-numbering="true">
                <text:list-item>
                  <text:p text:style-name="P3">What the questions are. In my paper, RQ 1 is Are clones changed inconsistently?.</text:p>
                </text:list-item>
                <text:list-item>
                  <text:p text:style-name="P4">Why the research questions are relevant.</text:p>
                </text:list-item>
              </text:list>
            </text:list-item>
            <text:list-item>
              <text:p text:style-name="P5">A frequent mistake is missing rationale. In such papers, the motivation behind the research question often remains unclear or unconvincing.<text:s/></text:p>
            </text:list-item>
          </text:list>
        </text:list-item>
        <text:list-item>
          <text:p text:style-name="P6">Study Objects</text:p>
          <text:list text:continue-numbering="true">
            <text:list-item>
              <text:p text:style-name="P7">This section outlines the study objects (e.g. software systems), which the study analyzes to answer its research questions. It should contain:</text:p>
              <text:list text:continue-numbering="true">
                <text:list-item>
                  <text:p text:style-name="P8">The names of the study objects and their characteristics (those properties that are relevant for the study). In the example, the study objects were the 5 systems that I searched for clones. The relevant characteristics comprise programming language, size, age, number of developers and a short description of their functionality.</text:p>
                </text:list-item>
                <text:list-item>
                  <text:p text:style-name="P9">Why (and maybe how) those objects were chosen. This is relevant, since choice can influence study result validity. For the example, a large number of study objects (and ideally their random selection from a large pool of potential study objects), would increase the generalizability of the study results.</text:p>
                </text:list-item>
              </text:list>
            </text:list-item>
            <text:list-item>
              <text:p text:style-name="P10">In the clone paper, however, I needed to do interviews with the system’s developers for later questions. I thus had to rely on our industry contacts to get hold of these developers. This limited my choices and thus potentially affects generalizability of the results (which is mentioned in the threats to validity section).</text:p>
            </text:list-item>
            <text:list-item>
              <text:p text:style-name="P11">A frequent mistake is to not mention why those objects were chosen and what the consequences of the choice are. As a reader, this makes me wonder if the selection was manipulated to better produce the answers the author was looking for.</text:p>
            </text:list-item>
            <text:list-item>
              <text:p text:style-name="P12">If a study involves data from industry, the study object names are often anonymized (e.g. replaced by A, B, C, …). As a reader, I don’t care about this, since the names of proprietary industrial systems are meaningless to me anyway. For the authors, however, it makes it much easier to get clearance to publish these results.</text:p>
            </text:list-item>
          </text:list>
        </text:list-item>
        <text:list-item>
          <text:p text:style-name="P13">Study Design</text:p>
          <text:list text:continue-numbering="true">
            <text:list-item>
              <text:p text:style-name="P14">This section describes how the study, using the information from the study objects, attempts to answer the research questions.</text:p>
            </text:list-item>
            <text:list-item>
              <text:p text:style-name="P15">For the clone study, I computed the percentage of inconsistent clones among all clones.<text:s/><text:soft-page-break/>For this, I defined two sets:</text:p>
              <text:list text:continue-numbering="true">
                <text:list-item>
                  <text:p text:style-name="P16">C: The set C of consistent clones. The clones in each clone group are consistent (i.e. contain no differences or only small ones, like renamed variables).</text:p>
                </text:list-item>
                <text:list-item>
                  <text:p text:style-name="P17">IC: Set of inconsistent clones, i.e. clone groups with substantial differences between clones, such as missing statements.</text:p>
                </text:list-item>
              </text:list>
            </text:list-item>
            <text:list-item>
              <text:p text:style-name="P18">As the answer to the research question, I computed the inconsistent clone ratio as |C| / |IC|. Intuitively, it denotes the probability that a clone group in the system contains at least one inconsistency.</text:p>
            </text:list-item>
            <text:list-item>
              <text:p text:style-name="P19">A common mistake is to interleave study design, procedure and implementation details.</text:p>
            </text:list-item>
          </text:list>
        </text:list-item>
        <text:list-item>
          <text:p text:style-name="P20">Study Procedure</text:p>
          <text:list text:continue-numbering="true">
            <text:list-item>
              <text:p text:style-name="P21">This section describes the nitty gritty details required to implement the study design in reality. In principle, they could also be included directly in the description of the study design. However, it is easier for the reader to first understand the general idea, and then the details.</text:p>
            </text:list-item>
            <text:list-item>
              <text:p text:style-name="P22">For the clone study, this section states detection parameters (like minimal clone length and number of allowed differences between clones). It also treats handling of false positives, generated code and overlapping clone groups.</text:p>
            </text:list-item>
          </text:list>
        </text:list-item>
        <text:list-item>
          <text:p text:style-name="P23">Results &amp; Interpretation</text:p>
          <text:list text:continue-numbering="true">
            <text:list-item>
              <text:p text:style-name="P24">This section describes the results and interprets them with respect to the research questions. Since there is often a lot of data, this section should guide the reader through the results. In studies with large amounts of data, it is often easier to read to separate description of the data from its interpretation.</text:p>
            </text:list-item>
            <text:list-item>
              <text:p text:style-name="P25">In the example, the paper presents the results for each study object and then the aggregated ratio. On average, 52% of the clone groups contained inconsistencies. The paper thus answers the question positively: yes, clones are changed inconsistently.</text:p>
            </text:list-item>
            <text:list-item>
              <text:p text:style-name="P26">A common mistake is to mix the results with the discussion. This makes it harder for the reader to separate backed-up results from speculation.</text:p>
            </text:list-item>
          </text:list>
        </text:list-item>
        <text:list-item>
          <text:p text:style-name="P27">Discussion</text:p>
          <text:list text:continue-numbering="true">
            <text:list-item>
              <text:p text:style-name="P28">Interpretation of the results that go further than the research questions. This can, e.g., contain implications for software development.</text:p>
            </text:list-item>
            <text:list-item>
              <text:p text:style-name="P29">The clone paper (based on the above presented and further questions) concludes, that clones are a threat to program correctness, implying that their proper management deserves more attention.</text:p>
            </text:list-item>
          </text:list>
        </text:list-item>
        <text:list-item>
          <text:p text:style-name="P30">Threats to Validity.</text:p>
          <text:list text:continue-numbering="true">
            <text:list-item>
              <text:p text:style-name="P31">This section lists all threats, i.e. reasons why the study results could be wrong. Ideally, it then treats every single threat and describes what you did to make sure that this threat does not invalidate your study results.</text:p>
            </text:list-item>
            <text:list-item>
              <text:p text:style-name="P32">Threats to validity are often classified into internal and external threats.</text:p>
            </text:list-item>
            <text:list-item>
              <text:p text:style-name="P33">Internal threats are reasons why the results could be invalid for your study objects. In the example, the parameter values of the clone detector have a strong impact on the detected clones. The section states that we mitigated the threat through a pre-study we performed in order to validate the chosen parameter values.</text:p>
            </text:list-item>
            <text:list-item>
              <text:p text:style-name="P34">(To be honest, this is a weak mitigation. What it really says is that we tinkered with the values until they felt good and then did the study. A stronger mitigation would be to also perform the study with different parameter values and investigate whether the general results still hold. Since this distracts from the main study, such back-up studies are often only described in a much abbreviated fashion in the threats section itself.)</text:p>
            </text:list-item>
            <text:list-item>
              <text:p text:style-name="P35">External threats are reasons why the results encountered for the study objects might not be transferable to other objects. In the example, the way we chose the study objects (through our personal network) might bias our results. To mitigate this threat, we at least chose systems that had different characteristics, such as programming language, development contractor and age.</text:p>
            </text:list-item>
            <text:list-item>
              <text:p text:style-name="P36">The most common mistake is to ignore threats entirely. Much better (but still improvable) is to state a threat without giving a mitigation or an estimation of its severity.</text:p>
            </text:list-item>
          </text:list>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DejaVu Sans Mono" svg:font-family="DejaVu Sans Mono"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DejaVu Sans Mono"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Hervorhebung" style:display-name="Hervorhebung" style:family="tex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Marcel Bruckner</dc:creator>
    <meta:creation-date>2018-06-22T11:38:00Z</meta:creation-date>
    <dc:date>2018-06-22T11:43:00Z</dc:date>
    <meta:template xlink:href="Normal.dotm" xlink:type="simple"/>
    <meta:editing-cycles>4</meta:editing-cycles>
    <meta:editing-duration>PT0S</meta:editing-duration>
    <meta:document-statistic meta:page-count="3" meta:paragraph-count="12" meta:word-count="840" meta:character-count="6121" meta:row-count="44" meta:non-whitespace-character-count="5293"/>
  </office:meta>
</office:document-meta>
</file>